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3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1"/>
        </table:table-row>
        <table:table-row table:style-name="ro3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4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6529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0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arc-Andre Lanciault</meta:initial-creator>
    <meta:creation-date>2010-06-21T13:55:45Z</meta:creation-date>
    <dc:date>2010-11-03T10:09:24.36</dc:date>
    <meta:editing-cycles>36</meta:editing-cycles>
    <meta:editing-duration>PT00H18M45S</meta:editing-duration>
    <meta:document-statistic meta:table-count="1" meta:cell-count="914" meta:object-count="0"/>
  </office:meta>
</office:document-meta>
</file>